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Build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Datatype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ValidationRules( Element datatypeElement , AbstractDatatype datatype , DatatypeManager datatype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atatypeBuilder.buildConvertor( Element convertor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atatype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Convertor( Element datatypeEl , Abstract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